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bookTable" style:family="table">
      <style:table-properties style:width="13.811cm" table:align="left"/>
    </style:style>
    <style:style style:name="bookTable.A" style:family="table-column">
      <style:table-column-properties style:column-width="8.393cm"/>
    </style:style>
    <style:style style:name="bookTable.B" style:family="table-column">
      <style:table-column-properties style:column-width="5.419cm"/>
    </style:style>
    <style:style style:name="bookTable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ookTable.B1" style:family="table-cell">
      <style:table-cell-properties fo:background-color="#dddddd" fo:padding="0.097cm" fo:border="0.05pt solid #000000">
        <style:background-image/>
      </style:table-cell-properties>
    </style:style>
    <style:style style:name="bookTable.A2" style:family="table-cell">
      <style:table-cell-properties fo:padding="0.097cm" fo:border-left="0.05pt solid #000000" fo:border-right="none" fo:border-top="none" fo:border-bottom="0.05pt solid #000000"/>
    </style:style>
    <style:style style:name="bookTable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fo:font-weight="bold" officeooo:rsid="00114005" officeooo:paragraph-rsid="00114005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14005" officeooo:paragraph-rsid="0011400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Hi, <text:bookmark-start text:name="name"/>name<text:bookmark-end text:name="name"/>!</text:p>
      <text:p text:style-name="Standard"/>
      <table:table table:name="bookTable" table:style-name="bookTable">
        <table:table-column table:style-name="bookTable.A"/>
        <table:table-column table:style-name="bookTable.B"/>
        <table:table-row>
          <table:table-cell table:style-name="bookTable.A1" office:value-type="string">
            <text:p text:style-name="P1">Title</text:p>
          </table:table-cell>
          <table:table-cell table:style-name="bookTable.B1" office:value-type="string">
            <text:p text:style-name="P1">Author</text:p>
          </table:table-cell>
        </table:table-row>
        <table:table-row>
          <table:table-cell table:style-name="bookTable.A2" office:value-type="string">
            <text:p text:style-name="Table_20_Contents"/>
          </table:table-cell>
          <table:table-cell table:style-name="bookTable.B2" office:value-type="string">
            <text:p text:style-name="Table_20_Contents"/>
          </table:table-cell>
        </table:table-row>
      </table:table>
      <text:p text:style-name="Standard"/>
      <text:section text:style-name="Sect1" text:name="appear">
        <text:p text:style-name="P2">This section should appear.</text:p>
      </text:section>
      <text:p text:style-name="P2"/>
      <text:section text:style-name="Sect1" text:name="notAppear">
        <text:p text:style-name="P2">This section should not appear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7:16:29</meta:creation-date>
    <dc:date>2018-03-08T15:40:42.024295808</dc:date>
    <meta:editing-duration>PT13M5S</meta:editing-duration>
    <meta:editing-cycles>3</meta:editing-cycles>
    <meta:generator>LibreOffice/5.2.4.2$MacOSX_X86_64 LibreOffice_project/3d5603e1122f0f102b62521720ab13a38a4e0eb0</meta:generator>
    <meta:document-statistic meta:table-count="1" meta:image-count="0" meta:object-count="0" meta:page-count="1" meta:paragraph-count="5" meta:word-count="13" meta:character-count="78" meta:non-whitespace-character-count="70"/>
  </office:meta>
</office:document-meta>
</file>